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юдмила Михайловна</text:p>
      <text:p text:style-name="P1">До сих пор непонятно мне</text:p>
      <text:p text:style-name="P1">Как же так получается</text:p>
      <text:p text:style-name="P1">Что все только хорошее с Вами случается?</text:p>
      <text:p text:style-name="P1">Как же Вам я благодарна</text:p>
      <text:p text:style-name="P1">За наши долгие разговоры</text:p>
      <text:p text:style-name="P1">За Вашу любовь бесконечную</text:p>
      <text:p text:style-name="P1">Что чрез все жизни жестокие взоры</text:p>
      <text:p text:style-name="P1">Хранит и спасает для славы вечной!</text:p>
      <text:p text:style-name="P1">Всей жизни мудростью светясь</text:p>
      <text:p text:style-name="P1">Всегда открыты Вы для нового</text:p>
      <text:p text:style-name="P1">И щедро со всеми опытом делясь</text:p>
      <text:p text:style-name="P1">Не просите взамен ничего особого.</text:p>
      <text:p text:style-name="P1">Вы словно бы венцом увенчаны</text:p>
      <text:p text:style-name="P1">Любовью, уваженьем дочерей</text:p>
      <text:p text:style-name="P1">Я думаю Вы с ангелом повенчаны</text:p>
      <text:p text:style-name="P1">И охраняет Вас он от зверей.</text:p>
      <text:p text:style-name="P1">Живите и радуйте всех!</text:p>
      <text:p text:style-name="P1">Долгих Вам радостных лет</text:p>
      <text:p text:style-name="P1">Чтоб несмотря на следы от жизни вех</text:p>
      <text:p text:style-name="P1">Вы с улыбкой говорили всем «привет!»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1-17T22:05:37.92</meta:creation-date>
    <meta:document-statistic meta:table-count="0" meta:image-count="0" meta:object-count="0" meta:page-count="1" meta:paragraph-count="21" meta:word-count="104" meta:character-count="592"/>
    <dc:date>2012-01-17T22:15:07.86</dc:date>
    <dc:creator>Елизавета Чижикова</dc:creator>
    <meta:editing-duration>PT9M34S</meta:editing-duration>
    <meta:editing-cycles>1</meta:editing-cycles>
    <meta:generator>OpenOffice.org/3.3$Win32 OpenOffice.org_project/330m20$Build-9567</meta:generator>
  </office:meta>
</office:document-meta>
</file>